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6" calcext:value-type="float">
            <text:p>56</text:p>
          </table:table-cell>
          <table:table-cell table:style-name="ce7" table:formula="of:=COUNTIF([.B7:.B135];&quot;X&quot;)" office:value-type="float" office:value="42" calcext:value-type="float">
            <text:p>42</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4" calcext:value-type="float">
            <text:p>64</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2" table:number-columns-repeated="17"/>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2" table:number-columns-repeated="17"/>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2" table:number-columns-repeated="17"/>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2" table:number-columns-repeated="17"/>
          <table:table-cell table:number-columns-repeated="998"/>
        </table:table-row>
        <table:table-row table:style-name="ro1" table:number-rows-repeated="73">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6">00/00/0000</text:date>, <text:time style:data-style-name="N2" text:time-value="21:30:24.3544745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6T21:31:42.597235165</dc:date>
    <meta:editing-duration>PT6H20M14S</meta:editing-duration>
    <meta:editing-cycles>80</meta:editing-cycles>
    <meta:document-statistic meta:table-count="1" meta:cell-count="308" meta:object-count="0"/>
  </office:meta>
</office:document-meta>
</file>